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4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cm" fo:padding-bottom="0cm" fo:padding-left="0cm" fo:padding-right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268cm" svg:height="8.025cm" svg:x="0.626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6.6cm" svg:y="0.2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7cm" svg:y="4.9cm">
          <draw:text-box>
            <text:p><text:span text:style-name="T1">i</text:span></text:p>
          </draw:text-box>
        </draw:frame>
        <draw:line draw:style-name="gr4" draw:text-style-name="P3" draw:layer="layout" svg:x1="5.128cm" svg:y1="1.212cm" svg:x2="5.073cm" svg:y2="9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3T14:58:43.585007350</dc:date>
    <meta:editing-duration>PT6M43S</meta:editing-duration>
    <meta:editing-cycles>24</meta:editing-cycles>
    <meta:generator>LibreOffice/24.2.7.2$Linux_X86_64 LibreOffice_project/420$Build-2</meta:generator>
    <meta:print-date>2026-01-23T14:56:51.351981290</meta:print-date>
    <meta:printed-by>PDFファイル</meta:printed-by>
    <meta:document-statistic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9cm" svg:height="8.026cm" xlink:href="." xlink:type="simple" chart:class="chart:scatter" chart:style-name="ch1">
        <chart:plot-area chart:style-name="ch2" chart:data-source-has-labels="both" svg:x="0.285cm" svg:y="0.16cm" svg:width="13.699cm" svg:height="7.706cm">
          <chart:coordinate-region svg:x="0.431cm" svg:y="0.359cm" svg:width="13.459cm" svg:height="7.308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